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master-page-name="Standard">
      <style:paragraph-properties style:page-number="1"/>
    </style:style>
    <style:style style:name="P4" style:family="paragraph" style:parent-style-name="Standard" style:list-style-name="L1">
      <style:text-properties officeooo:paragraph-rsid="00144b27"/>
    </style:style>
    <style:style style:name="P5" style:family="paragraph" style:parent-style-name="Standard" style:list-style-name="L1">
      <style:text-properties officeooo:rsid="00144b27" officeooo:paragraph-rsid="00144b27"/>
    </style:style>
    <style:style style:name="P6" style:family="paragraph" style:parent-style-name="Standard">
      <style:text-properties officeooo:rsid="00144b27" officeooo:paragraph-rsid="00144b27"/>
    </style:style>
    <style:style style:name="P7" style:family="paragraph" style:parent-style-name="Standard">
      <style:text-properties officeooo:paragraph-rsid="00144b27"/>
    </style:style>
    <style:style style:name="P8" style:family="paragraph" style:parent-style-name="Standard">
      <style:text-properties officeooo:rsid="0015459c" officeooo:paragraph-rsid="0015459c"/>
    </style:style>
    <style:style style:name="P9" style:family="paragraph" style:parent-style-name="Standard">
      <style:text-properties officeooo:paragraph-rsid="0015459c"/>
    </style:style>
    <style:style style:name="P10" style:family="paragraph" style:parent-style-name="Standard">
      <style:text-properties officeooo:rsid="00160399" officeooo:paragraph-rsid="00160399"/>
    </style:style>
    <style:style style:name="P11" style:family="paragraph" style:parent-style-name="Standard">
      <style:text-properties officeooo:paragraph-rsid="00160399"/>
    </style:style>
    <style:style style:name="P12" style:family="paragraph" style:parent-style-name="Standard" style:list-style-name="WWNum1">
      <style:paragraph-properties fo:margin-left="1.27cm" fo:margin-right="0cm" fo:text-indent="-0.635cm" style:auto-text-indent="false"/>
    </style:style>
    <style:style style:name="P13" style:family="paragraph" style:parent-style-name="Standard">
      <style:paragraph-properties fo:margin-left="1.27cm" fo:margin-right="0cm" fo:text-indent="0cm" style:auto-text-indent="false"/>
      <style:text-properties officeooo:paragraph-rsid="0015459c"/>
    </style:style>
    <style:style style:name="P14" style:family="paragraph" style:parent-style-name="Standard">
      <style:paragraph-properties fo:margin-left="0cm" fo:margin-right="0cm" fo:text-indent="0cm" style:auto-text-indent="false"/>
      <style:text-properties officeooo:paragraph-rsid="00160399"/>
    </style:style>
    <style:style style:name="T1" style:family="text">
      <style:text-properties officeooo:rsid="00144b27"/>
    </style:style>
    <style:style style:name="T2" style:family="text">
      <style:text-properties style:font-name="Arial1" officeooo:rsid="00144b27"/>
    </style:style>
    <style:style style:name="T3" style:family="text">
      <style:text-properties officeooo:rsid="0015459c"/>
    </style:style>
    <style:style style:name="T4" style:family="text">
      <style:text-properties officeooo:rsid="001603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mbre: <text:span text:style-name="T2">Eduardo</text:span><text:tab/><text:tab/><text:tab/> Apellidos: <text:span text:style-name="T1">Martínez Romero</text:span><text:tab/><text:tab/><text:tab/><text:tab/><text:tab/> <text:s text:c="18"/></text:p>
      <text:p text:style-name="Standard"/>
      <text:p text:style-name="Standard"/>
      <text:list xml:id="list325685427" text:style-name="WWNum1">
        <text:list-item>
          <text:p text:style-name="P12">Explica la diferencia entre front-end y back-end.</text:p>
        </text:list-item>
      </text:list>
      <text:p text:style-name="Standard"/>
      <text:list xml:id="list1647936737" text:style-name="L1">
        <text:list-item>
          <text:p text:style-name="P5">Front-End: Se refiere a los procesos destinados a ser ejecutados desde el equipo del cliente.</text:p>
        </text:list-item>
        <text:list-item>
          <text:p text:style-name="P4"><text:span text:style-name="T1">Back-End: Se refiere a los procesos destinadoa a ser ejcutados desde el equipo del servidor.</text:span></text:p>
        </text:list-item>
      </text:list>
      <text:p text:style-name="P1"/>
      <text:list xml:id="list161718130263132" text:continue-list="list325685427" text:style-name="WWNum1">
        <text:list-item>
          <text:p text:style-name="P12">¿En qué crees que consiste el módulo de Desarrollo web en entorno cliente (DWECL)?</text:p>
        </text:list-item>
      </text:list>
      <text:p text:style-name="P7"><text:span text:style-name="T1">Muy posiblemente englobe al desarrollo de los distintos componentes que conforman una aplicación web, pero enfocado fundamentalmente desde el punto del cliente. Un ejemplo de esto serían los scripts de JavaScript, que aportan multitud de características interactivas a un sitio web. Estos scripts se envían desde el servidor hasta el cliente, el cual será responsable de su ejecución, a diferencia de otros componentes que se procesan, interpretan y/o se ejecutan desde el mismo servidor.</text:span></text:p>
      <text:p text:style-name="Standard"/>
      <text:list xml:id="list161716790802525" text:continue-numbering="true" text:style-name="WWNum1">
        <text:list-item>
          <text:p text:style-name="P12">¿Cuál crees que será el lenguaje de programación que utilizaremos en mayor medida?</text:p>
        </text:list-item>
      </text:list>
      <text:p text:style-name="P6">Muy probablemente JavaScript, pero sinceramente desconozco que otros lenguajes de programación y de marcas podrán funcionar desde el entorno del cliente. Quizás lenguajes como Python, Java, o Dark pudieran ser estudiados en este módulo.</text:p>
      <text:p text:style-name="Standard"/>
      <text:list xml:id="list161717271410653" text:continue-numbering="true" text:style-name="WWNum1">
        <text:list-item>
          <text:p text:style-name="P12">¿Qué es un IDE?</text:p>
        </text:list-item>
      </text:list>
      <text:p text:style-name="P7"><text:span text:style-name="T1">Un IDE (Integrated Development Environtment) es un entorno de desarrollo integrado; un conjunto de distintas herramientas, principalmente un editor de código, el cual viene comlimentado con gran variedad de componentes, desde coloreadores de sintáxis, extensiones que detectan errores en el código antes de su compilación/interpretación, o tambén herramientas proactivas que sugieren distintos recursos del lenguaje en el que estemos trabajando. Estos IDE’s suelen tener compatibilidad con una gran variedad de lenguajes de programación, así como lenguajes de marcas. También es interesante destacar que suelen ser modulares, permitiendo ampliar las características con nuevos complementos que pueden ser útiles en determinados desarrollos.</text:span></text:p>
      <text:p text:style-name="Standard"/>
      <text:list xml:id="list161716721098749" text:continue-numbering="true" text:style-name="WWNum1">
        <text:list-item>
          <text:p text:style-name="P12">¿Qué entorno de desarrollo (IDE) o editor de código utilizas para programar?</text:p>
        </text:list-item>
      </text:list>
      <text:p text:style-name="P6">Hasta este momento sólo he utilizado NetBeans, Eclipse, y Visual Studio Code. Quizás Geany pudiera considerarse un IDE también, pero en mi opinión sería un IDE muy limitado.</text:p>
      <text:p text:style-name="Standard"/>
      <text:list xml:id="list161717883068384" text:continue-numbering="true" text:style-name="WWNum1">
        <text:list-item>
          <text:p text:style-name="P12">¿Qué es un sistema de control de versiones?</text:p>
        </text:list-item>
      </text:list>
      <text:p text:style-name="P6">Un sistema de control de versiones es un software que facilita las tareas del desarrollo de software, ya que nos permite crear algo parecido a “instantáneas” <text:span text:style-name="T3">que nos ayuda a llevar un correcto control de las modificaciones, ampliaciones, así como bifurcaciones (forks) que se produzcan durante las etapas de deserrollo de un software. Entre otras características destaco la seguridad que nos puede proporcionar esta herramienta, en casos de realizar cambios indeseados en el código. Sin un sistema de control de versiones, recuperar el ritmo de trabajo podría ser más complejo, pero con esta herramienta podríamos volver fácilmente a un estado anterior de nuestro desarrollo. También facilita el trabajo en equipo, ya que cada desarrollador puede realizar modificaciones, que luego podrán aprobarse y agregarse al proyecto.</text:span></text:p>
      <text:p text:style-name="Standard"><text:soft-page-break/></text:p>
      <text:p text:style-name="Standard"/>
      <text:list xml:id="list161717015682952" text:continue-numbering="true" text:style-name="WWNum1">
        <text:list-item>
          <text:p text:style-name="P12">¿Usas Git? En caso afirmativo, ¿en qué módulos lo has utilizado?</text:p>
        </text:list-item>
      </text:list>
      <text:p text:style-name="P8">Sí. Lo conocí y comencé a utilizar en el módulo de Entornos de Desarrollo de 1º de DAW.</text:p>
      <text:p text:style-name="Standard"/>
      <text:p text:style-name="Standard"/>
      <text:list xml:id="list161716083201652" text:continue-numbering="true" text:style-name="WWNum1">
        <text:list-item>
          <text:p text:style-name="P12">¿Qué es JavaScript?</text:p>
        </text:list-item>
      </text:list>
      <text:p text:style-name="P8">Es un lenguaje de programación multiparadigma, interpretado, el cual se originó allá por los noventa (creo crecordar 1994) por la necesidad de incluir características interactivas y multimedia a los sitios web de entonces. No recuerdo el nombre de sus creadores, pero si puedo decir que estuvieron ampliamente involucrados desde la empresa NetScape, con le objetivo de ganar a Microsoft en la conocida como “guerra de los navegadores”. Este lenguaje ha evolucionado mucho, sobre todo en los últimos 5 años, y su desarrollo ha sido supervisado por ECMA, una organización encargada de que normalice y estandaricen sus modificaciones entre todos los usuarios que usan este lenguaje.</text:p>
      <text:p text:style-name="Standard"/>
      <text:list xml:id="list161716167582681" text:continue-numbering="true" text:style-name="WWNum1">
        <text:list-item>
          <text:p text:style-name="P12">¿Qué es ECMAScript?</text:p>
        </text:list-item>
      </text:list>
      <text:p text:style-name="P9"><text:span text:style-name="T3">ECMAScript es el término con el que nos referimos a JavaScript, cumpliendo las normas que he mencionado anteriormente.</text:span></text:p>
      <text:p text:style-name="Standard"/>
      <text:list xml:id="list161716424470266" text:continue-numbering="true" text:style-name="WWNum1">
        <text:list-item>
          <text:p text:style-name="P12">¿Sabrías decirme lo que es una función lambda o flecha (arrow)?</text:p>
        </text:list-item>
      </text:list>
      <text:p text:style-name="P8">Una función lambda sé que está relacionada con el paradigma de programación funcional, pero no sabría explicarlo correctamente. Puedo mencionar qu cumplen una característica llamada “transparencia referencial”, por la cual podemos asegurar que este tipo de funciones no provocarán efectos laterales. En otras palabras, podemos predecir el resultado que nos devovlerá tras su ejecución.</text:p>
      <text:p text:style-name="Standard"/>
      <text:list xml:id="list161717285058056" text:continue-numbering="true" text:style-name="WWNum1">
        <text:list-item>
          <text:p text:style-name="P12">¿Cual crees el evento más común que se usa en el desarrollo de aplicaciones web?</text:p>
        </text:list-item>
      </text:list>
      <text:p text:style-name="P8">No se a que de refiere con ”evento”.</text:p>
      <text:p text:style-name="Standard"/>
      <text:list xml:id="list161717400621970" text:continue-numbering="true" text:style-name="WWNum1">
        <text:list-item>
          <text:p text:style-name="P12">¿Qué es un formulario y cuál su importancia?</text:p>
        </text:list-item>
      </text:list>
      <text:p text:style-name="P13"><text:span text:style-name="T3">Un </text:span><text:span text:style-name="T4">formulario, seguramente desde el punto de vista web, es un elemento dínamico de la web que nos permite realizar una comunicación entre el cliente y el servidor. El usuario en cuestión podrá contactar con algun personal encargado en atender a dichos usuarios, gracias a la recepción y almacenaje de dichos formularios.</text:span></text:p>
      <text:p text:style-name="P1"/>
      <text:list xml:id="list161718017847244" text:continue-numbering="true" text:style-name="WWNum1">
        <text:list-item>
          <text:p text:style-name="P12">¿Qué es una cookie?</text:p>
        </text:list-item>
      </text:list>
      <text:p text:style-name="P11"><text:span text:style-name="T4">Las cookies son pequeños ficheros que genera el equipo servidor yse almacenan en el equipo del cliente, la cual contiene información útil sobre la interacción realizada por el cliente en el servidor. La información puede diferir dependiendo del sitio web, pero suelen ser fecha de acceso, o parámetros que afectan a como el cliente visualiza la web (idioma, tema visual, etc).</text:span></text:p>
      <text:p text:style-name="Standard"/>
      <text:list xml:id="list161717614873645" text:continue-numbering="true" text:style-name="WWNum1">
        <text:list-item>
          <text:p text:style-name="P12">¿Qué es el DOM?</text:p>
        </text:list-item>
      </text:list>
      <text:p text:style-name="P10">No lo sé.</text:p>
      <text:p text:style-name="Standard"/>
      <text:list xml:id="list161716871996741" text:continue-numbering="true" text:style-name="WWNum1">
        <text:list-item>
          <text:p text:style-name="P12">¿Qué es JSON?</text:p>
        </text:list-item>
      </text:list>
      <text:p text:style-name="P11"><text:span text:style-name="T4">No lo sé.</text:span></text:p>
      <text:p text:style-name="Standard"/>
      <text:list xml:id="list161716345561059" text:continue-numbering="true" text:style-name="WWNum1">
        <text:list-item>
          <text:p text:style-name="P12">¿Qué es AJAX?</text:p>
        </text:list-item>
      </text:list>
      <text:p text:style-name="P10">No lo sé.</text:p>
      <text:p text:style-name="Standard"/>
      <text:p text:style-name="Standard"><text:soft-page-break/></text:p>
      <text:p text:style-name="Standard"/>
      <text:list xml:id="list161717843073767" text:continue-numbering="true" text:style-name="WWNum1">
        <text:list-item>
          <text:p text:style-name="P12">¿Cómo definirías lo que es una API?</text:p>
        </text:list-item>
      </text:list>
      <text:p text:style-name="P11"><text:span text:style-name="T4">Un pequeño programa que nos aporta funcionalidades determinadas a un sitio web.</text:span></text:p>
      <text:p text:style-name="Standard"/>
      <text:p text:style-name="Standard"/>
      <text:list xml:id="list161716982563274" text:continue-numbering="true" text:style-name="WWNum1">
        <text:list-item>
          <text:p text:style-name="P12">¿Qué es jQuery?</text:p>
        </text:list-item>
      </text:list>
      <text:p text:style-name="P10">Parece ser algun tipo de lenguaje de consultas a una base de datos, posiblemente bajo JavaScript.</text:p>
      <text:p text:style-name="Standard"/>
      <text:p text:style-name="Standard"/>
      <text:list xml:id="list161718117633444" text:continue-numbering="true" text:style-name="WWNum1">
        <text:list-item>
          <text:p text:style-name="P12">¿Te suena Alpine.js?</text:p>
        </text:list-item>
      </text:list>
      <text:p text:style-name="P14"><text:span text:style-name="T4">No.</text:span></text:p>
      <text:p text:style-name="P2"/>
      <text:list xml:id="list161718006238998" text:continue-numbering="true" text:style-name="WWNum1">
        <text:list-item>
          <text:p text:style-name="P12">Menciona los que tu consideres principales frameworks de JavaScript</text:p>
        </text:list-item>
      </text:list>
      <text:p text:style-name="P10">Intelli WebStorm. Visual Studio (no Visual Studio Code).</text:p>
      <text:p text:style-name="Standard"/>
      <text:list xml:id="list161717958704265" text:continue-numbering="true" text:style-name="WWNum1">
        <text:list-item>
          <text:p text:style-name="P12">¿Conoces algún recurso concreto que sea útil para este módulo DWEC?</text:p>
        </text:list-item>
      </text:list>
      <text:p text:style-name="P10">No sabría decir en este momento.</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41cm" fo:margin-bottom="1.203cm" fo:margin-left="2.54cm" fo:margin-right="2.54cm" style:writing-mode="lr-tb" style:layout-grid-color="#c0c0c0" style:layout-grid-lines="267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09cm" fo:margin-left="0cm" fo:margin-right="0cm" fo:margin-bottom="0.908cm" style:dynamic-spacing="true"/>
      </style:header-style>
      <style:footer-style/>
    </style:page-layout>
  </office:automatic-styles>
  <office:master-styles>
    <style:master-page style:name="Standard" style:page-layout-name="Mpm1">
      <style:header>
        <text:p text:style-name="Standard">IES Doñana<text:tab/><text:tab/><text:tab/><text:tab/>Grupo: 2DAW<text:tab/>DWEC<text:tab/><text:tab/><text:tab/>Curso 2021/2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date>2021-09-21T16:17:15.776574417</dc:date>
    <meta:editing-duration>PT8M24S</meta:editing-duration>
    <meta:editing-cycles>1</meta:editing-cycles>
    <meta:document-statistic meta:table-count="0" meta:image-count="0" meta:object-count="0" meta:page-count="3" meta:paragraph-count="45" meta:word-count="950" meta:character-count="6011" meta:non-whitespace-character-count="5097"/>
  </office:meta>
</office:document-meta>
</file>